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10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 table:number-columns-repeated="3"/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10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10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  <table:table-cell table:style-name="ce10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5:.F24])" office:value-type="float" office:value="7.5">
            <text:p>7.5</text:p>
          </table:table-cell>
          <table:table-cell table:style-name="ce10" table:formula="of:=SUM([.G5:.G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9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5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 office:value-type="string">
            <text:p>x</text:p>
          </table:table-cell>
          <table:table-cell office:value-type="string">
            <text:p>Seth Creates Content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 table:number-columns-repeated="9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/>
          <table:table-cell office:value-type="string">
            <text:p>Seth Styles page</text:p>
          </table:table-cell>
          <table:table-cell table:number-columns-repeated="9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5. Content takes longer than you think. <text:s/>Editing and formatting correctly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6. do NOT look at open for files in the GitHub. <text:s/>Not updated correctly.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22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8T22:13:31.21</dc:date>
    <meta:editing-duration>PT1H21M34S</meta:editing-duration>
    <meta:editing-cycles>15</meta:editing-cycles>
    <meta:generator>OpenOffice.org/3.4.1$Win32 OpenOffice.org_project/341m1$Build-9593</meta:generator>
    <meta:document-statistic meta:table-count="3" meta:cell-count="140" meta:object-count="0"/>
  </office:meta>
</office:document-meta>
</file>